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Heading1" style:family="paragraph">
      <style:text-properties fo:font-weight="normal" style:font-weight-asian="normal" style:font-weight-complex="normal" fo:color="#3D3B49" fo:font-size="12pt" style:font-size-asian="12pt" style:font-size-complex="12pt"/>
    </style:style>
    <style:style style:name="P3" style:parent-style-name="Standard" style:family="paragraph">
      <style:paragraph-properties fo:widows="2" fo:orphans="2"/>
    </style:style>
    <style:style style:name="T4" style:parent-style-name="DefaultParagraphFont" style:family="text">
      <style:text-properties fo:color="#404040"/>
    </style:style>
    <style:style style:name="T5" style:parent-style-name="DefaultParagraphFont" style:family="text">
      <style:text-properties fo:color="#404040"/>
    </style:style>
    <style:style style:name="P6" style:parent-style-name="Standard" style:family="paragraph">
      <style:paragraph-properties fo:widows="2" fo:orphans="2"/>
    </style:style>
    <style:style style:name="P7" style:parent-style-name="Standard" style:family="paragraph">
      <style:paragraph-properties fo:widows="2" fo:orphans="2"/>
    </style:style>
    <style:style style:name="P8" style:parent-style-name="Standard" style:family="paragraph">
      <style:paragraph-properties fo:widows="2" fo:orphans="2"/>
    </style:style>
    <style:style style:name="P9" style:parent-style-name="Standard" style:family="paragraph">
      <style:paragraph-properties fo:widows="2" fo:orphans="2"/>
    </style:style>
    <style:style style:name="P10" style:parent-style-name="Standard" style:family="paragraph">
      <style:paragraph-properties fo:widows="2" fo:orphans="2"/>
    </style:style>
    <style:style style:name="P11" style:parent-style-name="Standard" style:family="paragraph">
      <style:paragraph-properties fo:widows="2" fo:orphans="2"/>
    </style:style>
    <style:style style:name="P12" style:parent-style-name="Standard" style:family="paragraph">
      <style:paragraph-properties fo:widows="2" fo:orphans="2"/>
    </style:style>
    <style:style style:name="P13" style:parent-style-name="Standard" style:family="paragraph">
      <style:paragraph-properties fo:widows="2" fo:orphans="2"/>
    </style:style>
    <style:style style:name="P14" style:parent-style-name="Standard" style:family="paragraph">
      <style:paragraph-properties fo:widows="2" fo:orphans="2"/>
    </style:style>
    <style:style style:name="P15" style:parent-style-name="Heading1" style:family="paragraph">
      <style:paragraph-properties fo:widows="2" fo:orphans="2"/>
    </style:style>
    <style:style style:name="T16" style:parent-style-name="DefaultParagraphFont" style:family="text">
      <style:text-properties fo:font-weight="normal" style:font-weight-asian="normal" fo:color="#404040" fo:font-size="12pt" style:font-size-asian="12pt" style:font-size-complex="12pt"/>
    </style:style>
    <style:style style:name="T17" style:parent-style-name="DefaultParagraphFont" style:family="text">
      <style:text-properties fo:font-weight="normal" style:font-weight-asian="normal" style:font-weight-complex="normal" fo:font-size="12pt" style:font-size-asian="12pt" style:font-size-complex="12pt"/>
    </style:style>
    <style:style style:name="P18" style:parent-style-name="Textbody" style:family="paragraph">
      <style:paragraph-properties fo:widows="2" fo:orphans="2"/>
    </style:style>
    <style:style style:name="P19" style:parent-style-name="Textbody" style:family="paragraph">
      <style:paragraph-properties fo:widows="2" fo:orphans="2"/>
    </style:style>
    <style:style style:name="P20" style:parent-style-name="Textbody" style:family="paragraph">
      <style:paragraph-properties fo:widows="2" fo:orphans="2"/>
    </style:style>
    <style:style style:name="P21" style:parent-style-name="Textbody" style:family="paragraph">
      <style:paragraph-properties fo:widows="2" fo:orphans="2"/>
    </style:style>
    <style:style style:name="P22" style:parent-style-name="Heading1" style:family="paragraph">
      <style:paragraph-properties fo:widows="2" fo:orphans="2"/>
      <style:text-properties fo:font-weight="normal" style:font-weight-asian="normal" style:font-weight-complex="normal" fo:color="#404040" fo:font-size="12pt" style:font-size-asian="12pt" style:font-size-complex="12pt"/>
    </style:style>
    <style:style style:name="P23" style:parent-style-name="Textbody" style:family="paragraph">
      <style:paragraph-properties fo:widows="2" fo:orphans="2"/>
    </style:style>
    <style:style style:name="P24" style:parent-style-name="Textbody" style:family="paragraph">
      <style:paragraph-properties fo:widows="2" fo:orphans="2"/>
    </style:style>
    <style:style style:name="P25" style:parent-style-name="Heading1" style:family="paragraph">
      <style:paragraph-properties fo:widows="2" fo:orphans="2"/>
      <style:text-properties fo:font-weight="normal" style:font-weight-asian="normal" style:font-weight-complex="normal" fo:color="#404040" fo:font-size="12pt" style:font-size-asian="12pt" style:font-size-complex="12pt"/>
    </style:style>
    <style:style style:name="P26" style:parent-style-name="Textbody" style:family="paragraph">
      <style:paragraph-properties fo:widows="2" fo:orphans="2"/>
      <style:text-properties fo:color="#404040"/>
    </style:style>
    <style:style style:name="P27" style:parent-style-name="Heading1" style:family="paragraph">
      <style:paragraph-properties fo:widows="2" fo:orphans="2"/>
      <style:text-properties fo:font-weight="normal" style:font-weight-asian="normal" style:font-weight-complex="normal" fo:color="#404040" fo:font-size="12pt" style:font-size-asian="12pt" style:font-size-complex="12pt"/>
    </style:style>
    <style:style style:name="P28" style:parent-style-name="Textbody" style:family="paragraph">
      <style:paragraph-properties fo:widows="2" fo:orphans="2"/>
      <style:text-properties fo:color="#404040"/>
    </style:style>
    <style:style style:name="P29" style:parent-style-name="Textbody" style:family="paragraph">
      <style:paragraph-properties fo:widows="2" fo:orphans="2"/>
      <style:text-properties fo:color="#404040"/>
    </style:style>
    <style:style style:name="P30" style:parent-style-name="Textbody" style:family="paragraph">
      <style:paragraph-properties fo:widows="2" fo:orphans="2"/>
    </style:style>
    <style:style style:name="P31" style:parent-style-name="Textbody" style:family="paragraph">
      <style:paragraph-properties fo:widows="2" fo:orphans="2"/>
    </style:style>
    <style:style style:name="P32" style:parent-style-name="Textbody" style:family="paragraph">
      <style:paragraph-properties fo:widows="2" fo:orphans="2"/>
    </style:style>
    <style:style style:name="P33" style:parent-style-name="Textbody" style:family="paragraph">
      <style:paragraph-properties fo:widows="2" fo:orphans="2"/>
    </style:style>
  </office:automatic-styles>
  <office:body>
    <office:text text:use-soft-page-breaks="true">
      <text:p text:style-name="P1">Java 8 Resources and plan</text:p>
      <text:p text:style-name="Standard"/>
      <text:p text:style-name="Standard">Java 8 in Action book</text:p>
      <text:p text:style-name="Standard">-&gt; <text:s/>Lambda expressons basic DONE</text:p>
      <text:p text:style-name="Standard">-&gt; Streams DONE</text:p>
      <text:p text:style-name="Standard"><text:tab/>-&gt; intro DONE<text:line-break/><text:tab/>-&gt; collectiong dana<text:line-break/><text:tab/>-&gt; paraller processing and perrformance</text:p>
      <text:p text:style-name="Standard">-&gt; Effective Java 8 DONE</text:p>
      <text:p text:style-name="Standard">-&gt; Refactoring, testung<text:s/>debugging</text:p>
      <text:p text:style-name="Standard">-&gt; Default methods</text:p>
      <text:p text:style-name="Standard">-&gt; Optional<text:line-break/>-&gt; asynchrous programming<text:line-break/>-&gt; Data and Time</text:p>
      <text:p text:style-name="Standard">-&gt; Functional programming techinques java</text:p>
      <text:p text:style-name="Standard"/>
      <text:p text:style-name="Standard">Java 8 Generics video (https://learning.oreilly.com/videos/understanding-java-8/9781491978153/?autoplay=false)</text:p>
      <text:p text:style-name="Standard"><text:s/></text:p>
      <text:p text:style-name="Standard">Java 8 Lambdas</text:p>
      <text:p text:style-name="Standard">-&gt; Lambda expressions</text:p>
      <text:p text:style-name="Standard">-&gt; Streams</text:p>
      <text:p text:style-name="Standard">-&gt; Collections and Collectors</text:p>
      <text:p text:style-name="Standard">-&gt; Testing, Debuggin, Refactoring, Data Prallesilim</text:p>
      <text:p text:style-name="Standard">-&gt; Design patterns</text:p>
      <text:p text:style-name="Standard">-&gt; Concurency (callback i/0)</text:p>
      <text:p text:style-name="Standard"/>
      <text:p text:style-name="Standard">Beginning Java 8 Language Features book</text:p>
      <text:p text:style-name="Standard">-&gt; Annotations</text:p>
      <text:p text:style-name="Standard">-&gt; Inner Classes</text:p>
      <text:p text:style-name="Standard">-&gt;<text:s/>Reflection</text:p>
      <text:p text:style-name="Standard">-&gt; Generics, Collections</text:p>
      <text:p text:style-name="Standard">-&gt; Lambda, Stream</text:p>
      <text:p text:style-name="Standard">-&gt; Threads</text:p>
      <text:p text:style-name="Standard">-&gt; I/O and new</text:p>
      <text:p text:style-name="Standard">-&gt; Arhive Fiiles7</text:p>
      <text:p text:style-name="Standard">-&gt; GC</text:p>
      <text:p text:style-name="Standard"/>
      <text:h text:style-name="P2" text:outline-level="1">Functional Programming in Java 8 video (https://learning.oreilly.com/videos/functional-programming-in/9781491969731/?autoplay=false)</text:h>
      <text:p text:style-name="Standard"><text:s/></text:p>
      <text:p text:style-name="P3"><text:line-break/><text:span text:style-name="T4">Pragmatic Unit<text:s/></text:span><text:span text:style-name="T5">Testing in Java 8 with JUnit</text:span></text:p>
      <text:p text:style-name="P6"/>
      <text:p text:style-name="P7">Intro java 8 book -&gt; Lambda and streams</text:p>
      <text:p text:style-name="P8"/>
      <text:p text:style-name="P9">java beyond the basic<text:s/><text:a xlink:href="https://learning.oreilly.com/videos/java-8/9781771373364/?autoplay=false" office:target-frame-name="_top" xlink:show="replace">https://learning.oreilly.com/videos/java-8/9781771373364/?autoplay=false</text:a></text:p>
      <text:p text:style-name="P10"/>
      <text:p text:style-name="P11">Pro java</text:p>
      <text:p text:style-name="P12"><text:a xlink:href="https://learning.oreilly.com/library/view/pro-java-8/9781484206416/" office:target-frame-name="_top" xlink:show="replace">https://learning.oreilly.com/library/view/pro-java-8/9781484206416/</text:a></text:p>
      <text:p text:style-name="P13">internotailition, xml, html jdbc, printing, Annotions</text:p>
      <text:p text:style-name="P14"/>
      <text:h text:style-name="P15" text:outline-level="1"><text:span text:style-name="T16">Java 8 Pocket Guide<text:s/></text:span><text:span text:style-name="T17">Book</text:span></text:h>
      <text:p text:style-name="P18">-&gt;<text:s/>memory managments, collections, IO, cocureny, generics date and time</text:p>
      <text:p text:style-name="P19"/>
      <text:p text:style-name="P20">obavezno video:<text:s/><text:a xlink:href="https://learning.oreilly.com/videos/building-java-8/9780134312170/?autoplay=false" office:target-frame-name="_top" xlink:show="replace">https://learning.oreilly.com/videos/building-java-8/9780134312170/?autoplay=false</text:a><text:s/>java 8 web application microservices</text:p>
      <text:p text:style-name="P21"/>
      <text:h text:style-name="P22" text:outline-level="1">Beginning Java 8 APIs, Extensions and Libraries Swing, JavaFX, JavaScript, JDBC and Network Programming APIs</text:h>
      <text:p text:style-name="P23">-&gt; Network programing JDBC RMI, Native Interfaces, Java Fx, Scripint in Java</text:p>
      <text:p text:style-name="P24"/>
      <text:h text:style-name="P25" text:outline-level="1">OCP Java SE 8 Programmer II Exam Guide (Exam 1Z0-809), 7th Edition book</text:h>
      <text:p text:style-name="P26"/>
      <text:h text:style-name="P27" text:outline-level="1">Java SE 8 for the Really Impatient book</text:h>
      <text:p text:style-name="P28">Lambda Expressions, Stream API, JAVA FX, Date and Time, Concurency, Jaca script,</text:p>
      <text:p text:style-name="P29">Java 7 files, exceptions, security</text:p>
      <text:p text:style-name="P30"/>
      <text:p text:style-name="P31">java poboljšanja kroz povijest<text:line-break/><text:a xlink:href="https://docs.oracle.com/javase/8/docs/technotes/guides/language/enhancements.html#javase8" office:target-frame-name="_top" xlink:show="replace"><text:span text:style-name="Hyperlink">https://docs.oracle.com/javase/8/docs/technotes/guides/language/enhancements.html#javase8</text:span></text:a></text:p>
      <text:p text:style-name="P32"/>
      <text:p text:style-name="P33">BDD testing (https://en.wikipedia.org/wiki/Behavior-driven_development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r" fo:country="H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an Gavlik</dc:creator>
    <meta:creation-date>2020-10-10T19:45:00Z</meta:creation-date>
    <dc:date>2020-11-22T16:41:00Z</dc:date>
    <meta:template xlink:href="Normal" xlink:type="simple"/>
    <meta:editing-cycles>28</meta:editing-cycles>
    <meta:editing-duration>PT11520S</meta:editing-duration>
    <meta:document-statistic meta:page-count="2" meta:paragraph-count="4" meta:word-count="372" meta:character-count="2494" meta:row-count="17" meta:non-whitespace-character-count="2126"/>
  </office:meta>
</office:document-meta>
</file>